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4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NAZARIO OROZ HUMPIRE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5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NAZARIO OROZ HUMPIRE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OROZ TTITO, NELLY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7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7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6444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4T19:03:5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